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C00000015022B4DC0D4E4C8205.png" manifest:media-type="image/png"/>
  <manifest:file-entry manifest:full-path="Pictures/10000001000004B2000001034B551BC73C6CC316.png" manifest:media-type="image/png"/>
  <manifest:file-entry manifest:full-path="Pictures/10000001000006B600000122B996858472BAA6C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02cf" officeooo:paragraph-rsid="001702cf"/>
    </style:style>
    <style:style style:name="P2" style:family="paragraph" style:parent-style-name="Standard">
      <style:text-properties officeooo:rsid="0019aafa" officeooo:paragraph-rsid="0019aafa"/>
    </style:style>
    <style:style style:name="P3" style:family="paragraph" style:parent-style-name="Standard">
      <style:text-properties officeooo:rsid="001b26c8" officeooo:paragraph-rsid="001b26c8"/>
    </style:style>
    <style:style style:name="T1" style:family="text">
      <style:text-properties officeooo:rsid="001702cf"/>
    </style:style>
    <style:style style:name="T2" style:family="text">
      <style:text-properties fo:font-weight="bold" officeooo:rsid="001702cf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61"/><text:span text:style-name="T2">Assignment-12</text:span></text:p>
      <text:p text:style-name="Standard"/>
      <text:p text:style-name="Standard"><text:s text:c="48"/><text:span text:style-name="T1">Using the operators IN,ANY and ALL</text:span></text:p>
      <text:p text:style-name="P1">1.</text:p>
      <text:p text:style-name="P1"><draw:frame draw:style-name="fr1" draw:name="Image1" text:anchor-type="char" svg:x="0.012cm" svg:y="0.423cm" svg:width="17cm" svg:height="2.868cm" draw:z-index="0"><draw:image xlink:href="Pictures/10000001000006B600000122B996858472BAA6C9.png" xlink:type="simple" xlink:show="embed" xlink:actuate="onLoad" draw:mime-type="image/png"/></draw:frame><text:s text:c="172"/></text:p>
      <text:p text:style-name="P2">2.</text:p>
      <text:p text:style-name="P2"><draw:frame draw:style-name="fr2" draw:name="Image2" text:anchor-type="char" svg:width="17cm" svg:height="3.662cm" draw:z-index="1"><draw:image xlink:href="Pictures/10000001000004B2000001034B551BC73C6CC316.png" xlink:type="simple" xlink:show="embed" xlink:actuate="onLoad" draw:mime-type="image/png"/></draw:frame><text:s text:c="166"/></text:p>
      <text:p text:style-name="P3">3.</text:p>
      <text:p text:style-name="P3"><draw:frame draw:style-name="fr1" draw:name="Image3" text:anchor-type="char" svg:x="0cm" svg:y="0.333cm" svg:width="17cm" svg:height="3.879cm" draw:z-index="2"><draw:image xlink:href="Pictures/10000001000005C00000015022B4DC0D4E4C820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23:41:50.378345898</meta:creation-date>
    <meta:generator>LibreOffice/7.3.7.2$Linux_X86_64 LibreOffice_project/30$Build-2</meta:generator>
    <dc:date>2023-09-15T17:29:34.965575783</dc:date>
    <meta:editing-duration>PT1H12M12S</meta:editing-duration>
    <meta:editing-cycles>3</meta:editing-cycles>
    <meta:document-statistic meta:table-count="0" meta:image-count="3" meta:object-count="0" meta:page-count="1" meta:paragraph-count="7" meta:word-count="10" meta:character-count="500" meta:non-whitespace-character-count="48"/>
  </office:meta>
</office:document-meta>
</file>